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2.26483333333333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4.02166666666667cm" style:use-optimal-column-width="true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2.56116666666667cm" style:use-optimal-column-width="true"/>
    </style:style>
    <style:style style:name="co7" style:family="table-column">
      <style:table-column-properties fo:break-before="auto" style:column-width="4.0005cm" style:use-optimal-column-width="true"/>
    </style:style>
    <style:style style:name="co8" style:family="table-column">
      <style:table-column-properties fo:break-before="auto" style:column-width="2.709333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country_ev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hide_window</text:p>
          </table:table-cell>
          <table:table-cell office:value-type="string" table:style-name="ce1">
            <text:p>is_triggered_only</text:p>
          </table:table-cell>
          <table:table-cell office:value-type="string" table:style-name="ce1">
            <text:p>trigger</text:p>
          </table:table-cell>
          <table:table-cell office:value-type="string" table:style-name="ce1">
            <text:p>immediate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has_country_flag</text:p>
          </table:table-cell>
          <table:table-cell office:value-type="string" table:style-name="ce1">
            <text:p>blub</text:p>
          </table:table-cell>
          <table:table-cell office:value-type="string" table:style-name="ce1">
            <text:p>IF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limit</text:p>
          </table:table-cell>
          <table:table-cell office:value-type="string" table:style-name="ce1">
            <text:p>add_modifier</text:p>
          </table:table-cell>
          <table:table-cell office:value-type="string" table:style-name="ce1">
            <text:p>remove_modifier</text:p>
          </table:table-cell>
          <table:table-cell office:value-type="string" table:style-name="ce1">
            <text:p>country_event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id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office:string-value="fleet_cap.1" table:formula="of:=CONCATENATE([.M$7];[.$K7])" table:style-name="ce1">
            <text:p>fleet_cap.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1" table:formula="of:=CONCATENATE([.N$7];[.$K7])" table:style-name="ce1">
            <text:p>fleet_cap_modifier1</text:p>
          </table:table-cell>
          <table:table-cell office:value-type="string" table:style-name="ce1">
            <text:p>#delete</text:p>
          </table:table-cell>
          <table:table-cell office:value-type="string" office:string-value="num_pops &gt;50" table:formula="of:=CONCATENATE([.O$7];[.$L7])" table:style-name="ce1">
            <text:p>num_pops &gt;50</text:p>
          </table:table-cell>
          <table:table-cell office:value-type="string" office:string-value="&quot;fleet_cap_modifier2&quot;" table:formula="of:=CONCATENATE([.$Q$7];[.N$7];[.$K9];[.$Q$7])" table:style-name="ce1">
            <text:p>"fleet_cap_modifier2"</text:p>
          </table:table-cell>
          <table:table-cell office:value-type="string" office:string-value="&quot;fleet_cap_modifier1&quot;" table:formula="of:=CONCATENATE([.$Q$7];[.N$7];[.$K7];[.$Q$7])" table:style-name="ce1">
            <text:p>"fleet_cap_modifier1"</text:p>
          </table:table-cell>
          <table:table-cell office:value-type="string" office:string-value="fleet_cap.2" table:formula="of:=CONCATENATE([.M$7];[.K9])" table:style-name="ce1">
            <text:p>fleet_cap.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leet_cap.</text:p>
          </table:table-cell>
          <table:table-cell office:value-type="string" table:style-name="ce1">
            <text:p>fleet_cap_modifier</text:p>
          </table:table-cell>
          <table:table-cell office:value-type="string" table:style-name="ce1">
            <text:p>num_pops &gt;</text:p>
          </table:table-cell>
          <table:table-cell office:value-type="string" table:style-name="ce1">
            <text:p>num_pops &lt;</text:p>
          </table:table-cell>
          <table:table-cell office:value-type="string" table:style-name="ce1">
            <text:p>"</text:p>
          </table:table-cell>
          <table:table-cell table:number-columns-repeated="16367"/>
        </table:table-row>
        <table:table-row table:style-name="ro1">
          <table:table-cell table:number-columns-repeated="5" table:style-name="ce1"/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2" table:formula="of:=CONCATENATE([.M$7];[.$K9])" table:style-name="ce1">
            <text:p>fleet_cap.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2" table:formula="of:=CONCATENATE([.N$7];[.$K9])" table:style-name="ce1">
            <text:p>fleet_cap_modifier2</text:p>
          </table:table-cell>
          <table:table-cell office:value-type="string" table:style-name="ce1">
            <text:p>#delete</text:p>
          </table:table-cell>
          <table:table-cell office:value-type="string" office:string-value="num_pops &gt;100" table:formula="of:=CONCATENATE([.O$7];[.$L9])" table:style-name="ce1">
            <text:p>num_pops &gt;100</text:p>
          </table:table-cell>
          <table:table-cell office:value-type="string" office:string-value="&quot;fleet_cap_modifier3&quot;" table:formula="of:=CONCATENATE([.$Q$7];[.N$7];[.$K11];[.$Q$7])" table:style-name="ce1">
            <text:p>"fleet_cap_modifier3"</text:p>
          </table:table-cell>
          <table:table-cell office:value-type="string" office:string-value="&quot;fleet_cap_modifier2&quot;" table:formula="of:=CONCATENATE([.$Q$7];[.N$7];[.$K9];[.$Q$7])" table:style-name="ce1">
            <text:p>"fleet_cap_modifier2"</text:p>
          </table:table-cell>
          <table:table-cell office:value-type="string" office:string-value="fleet_cap.3" table:formula="of:=CONCATENATE([.M$7];[.K11])" table:style-name="ce1">
            <text:p>fleet_cap.3</text:p>
          </table:table-cell>
          <table:table-cell table:style-name="ce1"/>
          <table:table-cell office:value-type="float" office:value="2" table:formula="of:=[.K7]+1" table:style-name="ce1">
            <text:p>2</text:p>
          </table:table-cell>
          <table:table-cell office:value-type="float" office:value="100" table:formula="of:=[.L7]+5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50" table:formula="of:=CONCATENATE([.P$7];[.$L10])" table:style-name="ce1">
            <text:p>num_pops &lt;50</text:p>
          </table:table-cell>
          <table:table-cell office:value-type="string" office:string-value="&quot;fleet_cap_modifier1&quot;" table:formula="of:=CONCATENATE([.$Q$7];[.N$7];[.$K10];[.$Q$7])" table:style-name="ce1">
            <text:p>"fleet_cap_modifier1"</text:p>
          </table:table-cell>
          <table:table-cell office:value-type="string" office:string-value="&quot;fleet_cap_modifier2&quot;" table:formula="of:=CONCATENATE([.$Q$7];[.N$7];[.$K9];[.$Q$7])" table:style-name="ce1">
            <text:p>"fleet_cap_modifier2"</text:p>
          </table:table-cell>
          <table:table-cell office:value-type="string" office:string-value="fleet_cap.1" table:formula="of:=CONCATENATE([.M$7];[.K10])" table:style-name="ce1">
            <text:p>fleet_cap.1</text:p>
          </table:table-cell>
          <table:table-cell table:style-name="ce1"/>
          <table:table-cell office:value-type="float" office:value="1" table:formula="of:=[.K8]+1" table:style-name="ce1">
            <text:p>1</text:p>
          </table:table-cell>
          <table:table-cell office:value-type="float" office:value="50" table:formula="of:=[.L8]+50" table:style-name="ce1">
            <text:p>5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3" table:formula="of:=CONCATENATE([.M$7];[.$K11])" table:style-name="ce1">
            <text:p>fleet_cap.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3" table:formula="of:=CONCATENATE([.N$7];[.$K11])" table:style-name="ce1">
            <text:p>fleet_cap_modifier3</text:p>
          </table:table-cell>
          <table:table-cell office:value-type="string" table:style-name="ce1">
            <text:p>#delete</text:p>
          </table:table-cell>
          <table:table-cell office:value-type="string" office:string-value="num_pops &gt;150" table:formula="of:=CONCATENATE([.O$7];[.$L11])" table:style-name="ce1">
            <text:p>num_pops &gt;150</text:p>
          </table:table-cell>
          <table:table-cell office:value-type="string" office:string-value="&quot;fleet_cap_modifier4&quot;" table:formula="of:=CONCATENATE([.$Q$7];[.N$7];[.$K13];[.$Q$7])" table:style-name="ce1">
            <text:p>"fleet_cap_modifier4"</text:p>
          </table:table-cell>
          <table:table-cell office:value-type="string" office:string-value="&quot;fleet_cap_modifier3&quot;" table:formula="of:=CONCATENATE([.$Q$7];[.N$7];[.$K11];[.$Q$7])" table:style-name="ce1">
            <text:p>"fleet_cap_modifier3"</text:p>
          </table:table-cell>
          <table:table-cell office:value-type="string" office:string-value="fleet_cap.4" table:formula="of:=CONCATENATE([.M$7];[.K13])" table:style-name="ce1">
            <text:p>fleet_cap.4</text:p>
          </table:table-cell>
          <table:table-cell table:style-name="ce1"/>
          <table:table-cell office:value-type="float" office:value="3" table:formula="of:=[.K9]+1" table:style-name="ce1">
            <text:p>3</text:p>
          </table:table-cell>
          <table:table-cell office:value-type="float" office:value="150" table:formula="of:=[.L9]+50" table:style-name="ce1">
            <text:p>15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100" table:formula="of:=CONCATENATE([.P$7];[.$L12])" table:style-name="ce1">
            <text:p>num_pops &lt;100</text:p>
          </table:table-cell>
          <table:table-cell office:value-type="string" office:string-value="&quot;fleet_cap_modifier2&quot;" table:formula="of:=CONCATENATE([.$Q$7];[.N$7];[.$K12];[.$Q$7])" table:style-name="ce1">
            <text:p>"fleet_cap_modifier2"</text:p>
          </table:table-cell>
          <table:table-cell office:value-type="string" office:string-value="&quot;fleet_cap_modifier3&quot;" table:formula="of:=CONCATENATE([.$Q$7];[.N$7];[.$K11];[.$Q$7])" table:style-name="ce1">
            <text:p>"fleet_cap_modifier3"</text:p>
          </table:table-cell>
          <table:table-cell office:value-type="string" office:string-value="fleet_cap.2" table:formula="of:=CONCATENATE([.M$7];[.K12])" table:style-name="ce1">
            <text:p>fleet_cap.2</text:p>
          </table:table-cell>
          <table:table-cell table:style-name="ce1"/>
          <table:table-cell office:value-type="float" office:value="2" table:formula="of:=[.K10]+1" table:style-name="ce1">
            <text:p>2</text:p>
          </table:table-cell>
          <table:table-cell office:value-type="float" office:value="100" table:formula="of:=[.L10]+5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4" table:formula="of:=CONCATENATE([.M$7];[.$K13])" table:style-name="ce1">
            <text:p>fleet_cap.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4" table:formula="of:=CONCATENATE([.N$7];[.$K13])" table:style-name="ce1">
            <text:p>fleet_cap_modifier4</text:p>
          </table:table-cell>
          <table:table-cell office:value-type="string" table:style-name="ce1">
            <text:p>#delete</text:p>
          </table:table-cell>
          <table:table-cell office:value-type="string" office:string-value="num_pops &gt;200" table:formula="of:=CONCATENATE([.O$7];[.$L13])" table:style-name="ce1">
            <text:p>num_pops &gt;200</text:p>
          </table:table-cell>
          <table:table-cell office:value-type="string" office:string-value="&quot;fleet_cap_modifier5&quot;" table:formula="of:=CONCATENATE([.$Q$7];[.N$7];[.$K15];[.$Q$7])" table:style-name="ce1">
            <text:p>"fleet_cap_modifier5"</text:p>
          </table:table-cell>
          <table:table-cell office:value-type="string" office:string-value="&quot;fleet_cap_modifier4&quot;" table:formula="of:=CONCATENATE([.$Q$7];[.N$7];[.$K13];[.$Q$7])" table:style-name="ce1">
            <text:p>"fleet_cap_modifier4"</text:p>
          </table:table-cell>
          <table:table-cell office:value-type="string" office:string-value="fleet_cap.5" table:formula="of:=CONCATENATE([.M$7];[.K15])" table:style-name="ce1">
            <text:p>fleet_cap.5</text:p>
          </table:table-cell>
          <table:table-cell table:style-name="ce1"/>
          <table:table-cell office:value-type="float" office:value="4" table:formula="of:=[.K11]+1" table:style-name="ce1">
            <text:p>4</text:p>
          </table:table-cell>
          <table:table-cell office:value-type="float" office:value="200" table:formula="of:=[.L11]+50" table:style-name="ce1">
            <text:p>20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150" table:formula="of:=CONCATENATE([.P$7];[.$L14])" table:style-name="ce1">
            <text:p>num_pops &lt;150</text:p>
          </table:table-cell>
          <table:table-cell office:value-type="string" office:string-value="&quot;fleet_cap_modifier3&quot;" table:formula="of:=CONCATENATE([.$Q$7];[.N$7];[.$K14];[.$Q$7])" table:style-name="ce1">
            <text:p>"fleet_cap_modifier3"</text:p>
          </table:table-cell>
          <table:table-cell office:value-type="string" office:string-value="&quot;fleet_cap_modifier4&quot;" table:formula="of:=CONCATENATE([.$Q$7];[.N$7];[.$K13];[.$Q$7])" table:style-name="ce1">
            <text:p>"fleet_cap_modifier4"</text:p>
          </table:table-cell>
          <table:table-cell office:value-type="string" office:string-value="fleet_cap.3" table:formula="of:=CONCATENATE([.M$7];[.K14])" table:style-name="ce1">
            <text:p>fleet_cap.3</text:p>
          </table:table-cell>
          <table:table-cell table:style-name="ce1"/>
          <table:table-cell office:value-type="float" office:value="3" table:formula="of:=[.K12]+1" table:style-name="ce1">
            <text:p>3</text:p>
          </table:table-cell>
          <table:table-cell office:value-type="float" office:value="150" table:formula="of:=[.L12]+50" table:style-name="ce1">
            <text:p>15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5" table:formula="of:=CONCATENATE([.M$7];[.$K15])" table:style-name="ce1">
            <text:p>fleet_cap.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5" table:formula="of:=CONCATENATE([.N$7];[.$K15])" table:style-name="ce1">
            <text:p>fleet_cap_modifier5</text:p>
          </table:table-cell>
          <table:table-cell office:value-type="string" table:style-name="ce1">
            <text:p>#delete</text:p>
          </table:table-cell>
          <table:table-cell office:value-type="string" office:string-value="num_pops &gt;250" table:formula="of:=CONCATENATE([.O$7];[.$L15])" table:style-name="ce1">
            <text:p>num_pops &gt;250</text:p>
          </table:table-cell>
          <table:table-cell office:value-type="string" office:string-value="&quot;fleet_cap_modifier6&quot;" table:formula="of:=CONCATENATE([.$Q$7];[.N$7];[.$K17];[.$Q$7])" table:style-name="ce1">
            <text:p>"fleet_cap_modifier6"</text:p>
          </table:table-cell>
          <table:table-cell office:value-type="string" office:string-value="&quot;fleet_cap_modifier5&quot;" table:formula="of:=CONCATENATE([.$Q$7];[.N$7];[.$K15];[.$Q$7])" table:style-name="ce1">
            <text:p>"fleet_cap_modifier5"</text:p>
          </table:table-cell>
          <table:table-cell office:value-type="string" office:string-value="fleet_cap.6" table:formula="of:=CONCATENATE([.M$7];[.K17])" table:style-name="ce1">
            <text:p>fleet_cap.6</text:p>
          </table:table-cell>
          <table:table-cell table:style-name="ce1"/>
          <table:table-cell office:value-type="float" office:value="5" table:formula="of:=[.K13]+1" table:style-name="ce1">
            <text:p>5</text:p>
          </table:table-cell>
          <table:table-cell office:value-type="float" office:value="250" table:formula="of:=[.L13]+50" table:style-name="ce1">
            <text:p>250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office:string-value="num_pops &lt;200" table:formula="of:=CONCATENATE([.P$7];[.$L16])" table:style-name="ce1">
            <text:p>num_pops &lt;200</text:p>
          </table:table-cell>
          <table:table-cell office:value-type="string" office:string-value="&quot;fleet_cap_modifier4&quot;" table:formula="of:=CONCATENATE([.$Q$7];[.N$7];[.$K16];[.$Q$7])" table:style-name="ce1">
            <text:p>"fleet_cap_modifier4"</text:p>
          </table:table-cell>
          <table:table-cell office:value-type="string" office:string-value="&quot;fleet_cap_modifier5&quot;" table:formula="of:=CONCATENATE([.$Q$7];[.N$7];[.$K15];[.$Q$7])" table:style-name="ce1">
            <text:p>"fleet_cap_modifier5"</text:p>
          </table:table-cell>
          <table:table-cell office:value-type="string" office:string-value="fleet_cap.4" table:formula="of:=CONCATENATE([.M$7];[.K16])" table:style-name="ce1">
            <text:p>fleet_cap.4</text:p>
          </table:table-cell>
          <table:table-cell table:style-name="ce1"/>
          <table:table-cell office:value-type="float" office:value="4" table:formula="of:=[.K14]+1" table:style-name="ce1">
            <text:p>4</text:p>
          </table:table-cell>
          <table:table-cell office:value-type="float" office:value="200" table:formula="of:=[.L14]+50" table:style-name="ce1">
            <text:p>20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fleet_cap.6" table:formula="of:=CONCATENATE([.M$7];[.$K17])" table:style-name="ce1">
            <text:p>fleet_cap.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6" table:formula="of:=CONCATENATE([.N$7];[.$K17])" table:style-name="ce1">
            <text:p>fleet_cap_modifier6</text:p>
          </table:table-cell>
          <table:table-cell office:value-type="string" table:style-name="ce1">
            <text:p>#delete</text:p>
          </table:table-cell>
          <table:table-cell office:value-type="string" office:string-value="num_pops &gt;300" table:formula="of:=CONCATENATE([.O$7];[.$L17])" table:style-name="ce1">
            <text:p>num_pops &gt;300</text:p>
          </table:table-cell>
          <table:table-cell office:value-type="string" office:string-value="&quot;fleet_cap_modifier7&quot;" table:formula="of:=CONCATENATE([.$Q$7];[.N$7];[.$K19];[.$Q$7])" table:style-name="ce1">
            <text:p>"fleet_cap_modifier7"</text:p>
          </table:table-cell>
          <table:table-cell office:value-type="string" office:string-value="&quot;fleet_cap_modifier6&quot;" table:formula="of:=CONCATENATE([.$Q$7];[.N$7];[.$K17];[.$Q$7])" table:style-name="ce1">
            <text:p>"fleet_cap_modifier6"</text:p>
          </table:table-cell>
          <table:table-cell office:value-type="string" office:string-value="fleet_cap.7" table:formula="of:=CONCATENATE([.M$7];[.K19])" table:style-name="ce1">
            <text:p>fleet_cap.7</text:p>
          </table:table-cell>
          <table:table-cell table:style-name="ce1"/>
          <table:table-cell office:value-type="float" office:value="6" table:formula="of:=[.K15]+1" table:style-name="ce1">
            <text:p>6</text:p>
          </table:table-cell>
          <table:table-cell office:value-type="float" office:value="300" table:formula="of:=[.L15]+50" table:style-name="ce1">
            <text:p>30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250" table:formula="of:=CONCATENATE([.P$7];[.$L18])" table:style-name="ce1">
            <text:p>num_pops &lt;250</text:p>
          </table:table-cell>
          <table:table-cell office:value-type="string" office:string-value="&quot;fleet_cap_modifier5&quot;" table:formula="of:=CONCATENATE([.$Q$7];[.N$7];[.$K18];[.$Q$7])" table:style-name="ce1">
            <text:p>"fleet_cap_modifier5"</text:p>
          </table:table-cell>
          <table:table-cell office:value-type="string" office:string-value="&quot;fleet_cap_modifier6&quot;" table:formula="of:=CONCATENATE([.$Q$7];[.N$7];[.$K17];[.$Q$7])" table:style-name="ce1">
            <text:p>"fleet_cap_modifier6"</text:p>
          </table:table-cell>
          <table:table-cell office:value-type="string" office:string-value="fleet_cap.5" table:formula="of:=CONCATENATE([.M$7];[.K18])" table:style-name="ce1">
            <text:p>fleet_cap.5</text:p>
          </table:table-cell>
          <table:table-cell table:style-name="ce1"/>
          <table:table-cell office:value-type="float" office:value="5" table:formula="of:=[.K16]+1" table:style-name="ce1">
            <text:p>5</text:p>
          </table:table-cell>
          <table:table-cell office:value-type="float" office:value="250" table:formula="of:=[.L16]+50" table:style-name="ce1">
            <text:p>250</text:p>
          </table:table-cell>
          <table:table-cell table:number-columns-repeated="16372"/>
        </table:table-row>
        <table:table-row table:style-name="ro1">
          <table:table-cell office:value-type="string" office:string-value="fleet_cap.7" table:formula="of:=CONCATENATE([.M$7];[.$K19])" table:style-name="ce1">
            <text:p>fleet_cap.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7" table:formula="of:=CONCATENATE([.N$7];[.$K19])" table:style-name="ce1">
            <text:p>fleet_cap_modifier7</text:p>
          </table:table-cell>
          <table:table-cell office:value-type="string" table:style-name="ce1">
            <text:p>#delete</text:p>
          </table:table-cell>
          <table:table-cell office:value-type="string" office:string-value="num_pops &gt;350" table:formula="of:=CONCATENATE([.O$7];[.$L19])" table:style-name="ce1">
            <text:p>num_pops &gt;350</text:p>
          </table:table-cell>
          <table:table-cell office:value-type="string" office:string-value="&quot;fleet_cap_modifier8&quot;" table:formula="of:=CONCATENATE([.$Q$7];[.N$7];[.$K21];[.$Q$7])" table:style-name="ce1">
            <text:p>"fleet_cap_modifier8"</text:p>
          </table:table-cell>
          <table:table-cell office:value-type="string" office:string-value="&quot;fleet_cap_modifier7&quot;" table:formula="of:=CONCATENATE([.$Q$7];[.N$7];[.$K19];[.$Q$7])" table:style-name="ce1">
            <text:p>"fleet_cap_modifier7"</text:p>
          </table:table-cell>
          <table:table-cell office:value-type="string" office:string-value="fleet_cap.8" table:formula="of:=CONCATENATE([.M$7];[.K21])" table:style-name="ce1">
            <text:p>fleet_cap.8</text:p>
          </table:table-cell>
          <table:table-cell table:style-name="ce1"/>
          <table:table-cell office:value-type="float" office:value="7" table:formula="of:=[.K17]+1" table:style-name="ce1">
            <text:p>7</text:p>
          </table:table-cell>
          <table:table-cell office:value-type="float" office:value="350" table:formula="of:=[.L17]+50" table:style-name="ce1">
            <text:p>35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300" table:formula="of:=CONCATENATE([.P$7];[.$L20])" table:style-name="ce1">
            <text:p>num_pops &lt;300</text:p>
          </table:table-cell>
          <table:table-cell office:value-type="string" office:string-value="&quot;fleet_cap_modifier6&quot;" table:formula="of:=CONCATENATE([.$Q$7];[.N$7];[.$K20];[.$Q$7])" table:style-name="ce1">
            <text:p>"fleet_cap_modifier6"</text:p>
          </table:table-cell>
          <table:table-cell office:value-type="string" office:string-value="&quot;fleet_cap_modifier7&quot;" table:formula="of:=CONCATENATE([.$Q$7];[.N$7];[.$K19];[.$Q$7])" table:style-name="ce1">
            <text:p>"fleet_cap_modifier7"</text:p>
          </table:table-cell>
          <table:table-cell office:value-type="string" office:string-value="fleet_cap.6" table:formula="of:=CONCATENATE([.M$7];[.K20])" table:style-name="ce1">
            <text:p>fleet_cap.6</text:p>
          </table:table-cell>
          <table:table-cell table:style-name="ce1"/>
          <table:table-cell office:value-type="float" office:value="6" table:formula="of:=[.K18]+1" table:style-name="ce1">
            <text:p>6</text:p>
          </table:table-cell>
          <table:table-cell office:value-type="float" office:value="300" table:formula="of:=[.L18]+50" table:style-name="ce1">
            <text:p>300</text:p>
          </table:table-cell>
          <table:table-cell table:number-columns-repeated="16372"/>
        </table:table-row>
        <table:table-row table:style-name="ro1">
          <table:table-cell office:value-type="string" office:string-value="fleet_cap.8" table:formula="of:=CONCATENATE([.M$7];[.$K21])" table:style-name="ce1">
            <text:p>fleet_cap.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8" table:formula="of:=CONCATENATE([.N$7];[.$K21])" table:style-name="ce1">
            <text:p>fleet_cap_modifier8</text:p>
          </table:table-cell>
          <table:table-cell office:value-type="string" table:style-name="ce1">
            <text:p>#delete</text:p>
          </table:table-cell>
          <table:table-cell office:value-type="string" office:string-value="num_pops &gt;400" table:formula="of:=CONCATENATE([.O$7];[.$L21])" table:style-name="ce1">
            <text:p>num_pops &gt;400</text:p>
          </table:table-cell>
          <table:table-cell office:value-type="string" office:string-value="&quot;fleet_cap_modifier9&quot;" table:formula="of:=CONCATENATE([.$Q$7];[.N$7];[.$K23];[.$Q$7])" table:style-name="ce1">
            <text:p>"fleet_cap_modifier9"</text:p>
          </table:table-cell>
          <table:table-cell office:value-type="string" office:string-value="&quot;fleet_cap_modifier8&quot;" table:formula="of:=CONCATENATE([.$Q$7];[.N$7];[.$K21];[.$Q$7])" table:style-name="ce1">
            <text:p>"fleet_cap_modifier8"</text:p>
          </table:table-cell>
          <table:table-cell office:value-type="string" office:string-value="fleet_cap.9" table:formula="of:=CONCATENATE([.M$7];[.K23])" table:style-name="ce1">
            <text:p>fleet_cap.9</text:p>
          </table:table-cell>
          <table:table-cell table:style-name="ce1"/>
          <table:table-cell office:value-type="float" office:value="8" table:formula="of:=[.K19]+1" table:style-name="ce1">
            <text:p>8</text:p>
          </table:table-cell>
          <table:table-cell office:value-type="float" office:value="400" table:formula="of:=[.L19]+50" table:style-name="ce1">
            <text:p>40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350" table:formula="of:=CONCATENATE([.P$7];[.$L22])" table:style-name="ce1">
            <text:p>num_pops &lt;350</text:p>
          </table:table-cell>
          <table:table-cell office:value-type="string" office:string-value="&quot;fleet_cap_modifier7&quot;" table:formula="of:=CONCATENATE([.$Q$7];[.N$7];[.$K22];[.$Q$7])" table:style-name="ce1">
            <text:p>"fleet_cap_modifier7"</text:p>
          </table:table-cell>
          <table:table-cell office:value-type="string" office:string-value="&quot;fleet_cap_modifier8&quot;" table:formula="of:=CONCATENATE([.$Q$7];[.N$7];[.$K21];[.$Q$7])" table:style-name="ce1">
            <text:p>"fleet_cap_modifier8"</text:p>
          </table:table-cell>
          <table:table-cell office:value-type="string" office:string-value="fleet_cap.7" table:formula="of:=CONCATENATE([.M$7];[.K22])" table:style-name="ce1">
            <text:p>fleet_cap.7</text:p>
          </table:table-cell>
          <table:table-cell table:style-name="ce1"/>
          <table:table-cell office:value-type="float" office:value="7" table:formula="of:=[.K20]+1" table:style-name="ce1">
            <text:p>7</text:p>
          </table:table-cell>
          <table:table-cell office:value-type="float" office:value="350" table:formula="of:=[.L20]+50" table:style-name="ce1">
            <text:p>350</text:p>
          </table:table-cell>
          <table:table-cell table:number-columns-repeated="16372"/>
        </table:table-row>
        <table:table-row table:style-name="ro1">
          <table:table-cell office:value-type="string" office:string-value="fleet_cap.9" table:formula="of:=CONCATENATE([.M$7];[.$K23])" table:style-name="ce1">
            <text:p>fleet_cap.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9" table:formula="of:=CONCATENATE([.N$7];[.$K23])" table:style-name="ce1">
            <text:p>fleet_cap_modifier9</text:p>
          </table:table-cell>
          <table:table-cell office:value-type="string" table:style-name="ce1">
            <text:p>#delete</text:p>
          </table:table-cell>
          <table:table-cell office:value-type="string" office:string-value="num_pops &gt;450" table:formula="of:=CONCATENATE([.O$7];[.$L23])" table:style-name="ce1">
            <text:p>num_pops &gt;450</text:p>
          </table:table-cell>
          <table:table-cell office:value-type="string" office:string-value="&quot;fleet_cap_modifier10&quot;" table:formula="of:=CONCATENATE([.$Q$7];[.N$7];[.$K25];[.$Q$7])" table:style-name="ce1">
            <text:p>"fleet_cap_modifier10"</text:p>
          </table:table-cell>
          <table:table-cell office:value-type="string" office:string-value="&quot;fleet_cap_modifier9&quot;" table:formula="of:=CONCATENATE([.$Q$7];[.N$7];[.$K23];[.$Q$7])" table:style-name="ce1">
            <text:p>"fleet_cap_modifier9"</text:p>
          </table:table-cell>
          <table:table-cell office:value-type="string" office:string-value="fleet_cap.10" table:formula="of:=CONCATENATE([.M$7];[.K25])" table:style-name="ce1">
            <text:p>fleet_cap.10</text:p>
          </table:table-cell>
          <table:table-cell table:style-name="ce1"/>
          <table:table-cell office:value-type="float" office:value="9" table:formula="of:=[.K21]+1" table:style-name="ce1">
            <text:p>9</text:p>
          </table:table-cell>
          <table:table-cell office:value-type="float" office:value="450" table:formula="of:=[.L21]+50" table:style-name="ce1">
            <text:p>45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400" table:formula="of:=CONCATENATE([.P$7];[.$L24])" table:style-name="ce1">
            <text:p>num_pops &lt;400</text:p>
          </table:table-cell>
          <table:table-cell office:value-type="string" office:string-value="&quot;fleet_cap_modifier8&quot;" table:formula="of:=CONCATENATE([.$Q$7];[.N$7];[.$K24];[.$Q$7])" table:style-name="ce1">
            <text:p>"fleet_cap_modifier8"</text:p>
          </table:table-cell>
          <table:table-cell office:value-type="string" office:string-value="&quot;fleet_cap_modifier9&quot;" table:formula="of:=CONCATENATE([.$Q$7];[.N$7];[.$K23];[.$Q$7])" table:style-name="ce1">
            <text:p>"fleet_cap_modifier9"</text:p>
          </table:table-cell>
          <table:table-cell office:value-type="string" office:string-value="fleet_cap.8" table:formula="of:=CONCATENATE([.M$7];[.K24])" table:style-name="ce1">
            <text:p>fleet_cap.8</text:p>
          </table:table-cell>
          <table:table-cell table:style-name="ce1"/>
          <table:table-cell office:value-type="float" office:value="8" table:formula="of:=[.K22]+1" table:style-name="ce1">
            <text:p>8</text:p>
          </table:table-cell>
          <table:table-cell office:value-type="float" office:value="400" table:formula="of:=[.L22]+50" table:style-name="ce1">
            <text:p>400</text:p>
          </table:table-cell>
          <table:table-cell table:number-columns-repeated="16372"/>
        </table:table-row>
        <table:table-row table:style-name="ro1">
          <table:table-cell office:value-type="string" office:string-value="fleet_cap.10" table:formula="of:=CONCATENATE([.M$7];[.$K25])" table:style-name="ce1">
            <text:p>fleet_cap.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_cap_modifier10" table:formula="of:=CONCATENATE([.N$7];[.$K25])" table:style-name="ce1">
            <text:p>fleet_cap_modifier10</text:p>
          </table:table-cell>
          <table:table-cell office:value-type="string" table:style-name="ce1">
            <text:p>#delete</text:p>
          </table:table-cell>
          <table:table-cell office:value-type="string" office:string-value="num_pops &gt;500" table:formula="of:=CONCATENATE([.O$7];[.$L25])" table:style-name="ce1">
            <text:p>num_pops &gt;500</text:p>
          </table:table-cell>
          <table:table-cell office:value-type="string" office:string-value="&quot;fleet_cap_modifier11&quot;" table:formula="of:=CONCATENATE([.$Q$7];[.N$7];[.$K27];[.$Q$7])" table:style-name="ce1">
            <text:p>"fleet_cap_modifier11"</text:p>
          </table:table-cell>
          <table:table-cell office:value-type="string" office:string-value="&quot;fleet_cap_modifier10&quot;" table:formula="of:=CONCATENATE([.$Q$7];[.N$7];[.$K25];[.$Q$7])" table:style-name="ce1">
            <text:p>"fleet_cap_modifier10"</text:p>
          </table:table-cell>
          <table:table-cell office:value-type="string" office:string-value="fleet_cap.11" table:formula="of:=CONCATENATE([.M$7];[.K27])" table:style-name="ce1">
            <text:p>fleet_cap.11</text:p>
          </table:table-cell>
          <table:table-cell table:style-name="ce1"/>
          <table:table-cell office:value-type="float" office:value="10" table:formula="of:=[.K23]+1" table:style-name="ce1">
            <text:p>10</text:p>
          </table:table-cell>
          <table:table-cell office:value-type="float" office:value="500" table:formula="of:=[.L23]+50" table:style-name="ce1">
            <text:p>500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office:string-value="num_pops &lt;450" table:formula="of:=CONCATENATE([.P$7];[.$L26])" table:style-name="ce1">
            <text:p>num_pops &lt;450</text:p>
          </table:table-cell>
          <table:table-cell office:value-type="string" office:string-value="&quot;fleet_cap_modifier9&quot;" table:formula="of:=CONCATENATE([.$Q$7];[.N$7];[.$K26];[.$Q$7])" table:style-name="ce1">
            <text:p>"fleet_cap_modifier9"</text:p>
          </table:table-cell>
          <table:table-cell office:value-type="string" office:string-value="&quot;fleet_cap_modifier10&quot;" table:formula="of:=CONCATENATE([.$Q$7];[.N$7];[.$K25];[.$Q$7])" table:style-name="ce1">
            <text:p>"fleet_cap_modifier10"</text:p>
          </table:table-cell>
          <table:table-cell office:value-type="string" office:string-value="fleet_cap.9" table:formula="of:=CONCATENATE([.M$7];[.K26])" table:style-name="ce1">
            <text:p>fleet_cap.9</text:p>
          </table:table-cell>
          <table:table-cell table:style-name="ce1"/>
          <table:table-cell office:value-type="float" office:value="9" table:formula="of:=[.K24]+1" table:style-name="ce1">
            <text:p>9</text:p>
          </table:table-cell>
          <table:table-cell office:value-type="float" office:value="450" table:formula="of:=[.L24]+50" table:style-name="ce1">
            <text:p>450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float" office:value="11" table:formula="of:=[.K25]+1" table:style-name="ce1">
            <text:p>11</text:p>
          </table:table-cell>
          <table:table-cell office:value-type="float" office:value="550" table:formula="of:=[.L25]+50" table:style-name="ce1">
            <text:p>550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float" office:value="10" table:formula="of:=[.K26]+1" table:style-name="ce1">
            <text:p>10</text:p>
          </table:table-cell>
          <table:table-cell office:value-type="float" office:value="500" table:formula="of:=[.L26]+50" table:style-name="ce1">
            <text:p>500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float" office:value="12" table:formula="of:=[.K27]+1" table:style-name="ce1">
            <text:p>12</text:p>
          </table:table-cell>
          <table:table-cell office:value-type="float" office:value="600" table:formula="of:=[.L27]+50" table:style-name="ce1">
            <text:p>600</text:p>
          </table:table-cell>
          <table:table-cell table:number-columns-repeated="1637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</meta:initial-creator>
    <dc:creator>Windows User</dc:creator>
    <meta:creation-date>2017-12-12T16:44:33Z</meta:creation-date>
    <dc:date>2017-12-12T17:10:11Z</dc:date>
    <meta:editing-duration>PT0S</meta:editing-duration>
  </office:meta>
</office:document-meta>
</file>